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10000018BC9663A1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,Bold" svg:font-family="'Arial,Bold'" style:font-family-generic="swiss"/>
    <style:font-face style:name="ArialNarrow" svg:font-family="ArialNarrow" style:font-family-generic="swiss"/>
    <style:font-face style:name="Futura" svg:font-family="Futur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FuturaLight" svg:font-family="FuturaLight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First_20_Page">
      <style:table-properties style:width="27.72cm" fo:margin-left="0cm" style:page-number="auto" fo:break-before="page" table:align="left" style:writing-mode="lr-tb"/>
    </style:style>
    <style:style style:name="Tabelle1.A" style:family="table-column">
      <style:table-column-properties style:column-width="0.841cm"/>
    </style:style>
    <style:style style:name="Tabelle1.B" style:family="table-column">
      <style:table-column-properties style:column-width="0.529cm"/>
    </style:style>
    <style:style style:name="Tabelle1.C" style:family="table-column">
      <style:table-column-properties style:column-width="1.201cm"/>
    </style:style>
    <style:style style:name="Tabelle1.D" style:family="table-column">
      <style:table-column-properties style:column-width="3.494cm"/>
    </style:style>
    <style:style style:name="Tabelle1.E" style:family="table-column">
      <style:table-column-properties style:column-width="3.988cm"/>
    </style:style>
    <style:style style:name="Tabelle1.F" style:family="table-column">
      <style:table-column-properties style:column-width="5.699cm"/>
    </style:style>
    <style:style style:name="Tabelle1.G" style:family="table-column">
      <style:table-column-properties style:column-width="5.149cm"/>
    </style:style>
    <style:style style:name="Tabelle1.H" style:family="table-column">
      <style:table-column-properties style:column-width="3.055cm"/>
    </style:style>
    <style:style style:name="Tabelle1.I" style:family="table-column">
      <style:table-column-properties style:column-width="1.972cm"/>
    </style:style>
    <style:style style:name="Tabelle1.J" style:family="table-column">
      <style:table-column-properties style:column-width="1.79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top" fo:padding="0.101cm" fo:border-left="none" fo:border-right="none" fo:border-top="none" fo:border-bottom="0.5pt solid #000000" style:writing-mode="lr-tb"/>
    </style:style>
    <style:style style:name="Tabelle1.A2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le1.J2" style:family="table-cell">
      <style:table-cell-properties style:vertical-align="middle" fo:padding="0.101cm" fo:border="0.5pt solid #000000" style:writing-mode="lr-tb"/>
    </style:style>
    <style:style style:name="Tabelle1.3" style:family="table-row">
      <style:table-row-properties style:min-row-height="0.811cm" fo:keep-together="always"/>
    </style:style>
    <style:style style:name="Tabelle1.I3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Tabelle1.J3" style:family="table-cell">
      <style:table-cell-properties style:vertical-align="top" fo:padding="0.101cm" fo:border="0.5pt solid #000000" style:writing-mode="lr-tb"/>
    </style:style>
    <style:style style:name="Tabelle1.4" style:family="table-row">
      <style:table-row-properties style:min-row-height="0.663cm" fo:keep-together="always"/>
    </style:style>
    <style:style style:name="Tabelle1.A4" style:family="table-cell">
      <style:table-cell-properties style:vertical-align="middle" fo:background-color="#ffffff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A2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C2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D2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E2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F2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G2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H2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I22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1.J22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elle1.A2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C2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D2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E2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F2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G2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H2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I23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1.J23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elle1.A2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C2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D2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E2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F2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G2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H2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I24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1.J24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elle1.A2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C2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D2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E2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F2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G2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H2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I25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1.J25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elle1.A2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C2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D2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E2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F2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G2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H2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I26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1.J26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elle1.A27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C27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D27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E27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F27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G27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H27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I27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1.J27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elle1.A28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C28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D28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E28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F28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G28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H28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I28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1.J28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elle1.A29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C29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D29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E29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F29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G29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H29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I29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1.J29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Header">
      <style:paragraph-properties>
        <style:tab-stops>
          <style:tab-stop style:position="8.502cm"/>
        </style:tab-stops>
      </style:paragraph-properties>
      <style:text-properties style:font-name="Arial" style:font-name-complex="Arial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" fo:font-weight="bold" style:font-weight-asian="bold" style:font-name-complex="Arial"/>
    </style:style>
    <style:style style:name="P5" style:family="paragraph" style:parent-style-name="Header">
      <style:paragraph-properties fo:text-align="center" style:justify-single-word="false" style:snap-to-layout-grid="false">
        <style:tab-stops>
          <style:tab-stop style:position="1.265cm"/>
          <style:tab-stop style:position="8.001cm" style:type="center"/>
          <style:tab-stop style:position="16.002cm" style:type="right"/>
        </style:tab-stops>
      </style:paragraph-properties>
      <style:text-properties style:font-name="Arial" fo:font-size="8pt" fo:background-color="transparent" style:font-size-asian="8pt" style:font-name-complex="Arial" style:font-size-complex="8pt"/>
    </style:style>
    <style:style style:name="P6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" fo:font-size="8pt" fo:background-color="transparent" style:font-size-asian="8pt" style:font-name-complex="Arial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1.265cm"/>
        </style:tab-stops>
      </style:paragraph-properties>
      <style:text-properties style:font-name="Arial" fo:font-size="8pt" fo:background-color="transparent" style:font-size-asian="8pt" style:font-name-complex="Arial" style:font-size-complex="8pt"/>
    </style:style>
    <style:style style:name="P8" style:family="paragraph" style:parent-style-name="Header">
      <style:paragraph-properties fo:text-align="start" style:justify-single-word="false" style:snap-to-layout-grid="false">
        <style:tab-stops>
          <style:tab-stop style:position="1.265cm"/>
        </style:tab-stops>
      </style:paragraph-properties>
      <style:text-properties style:font-name="Arial" fo:font-size="8pt" fo:background-color="transparent" style:font-size-asian="8pt" style:font-name-complex="Arial" style:font-size-complex="8pt"/>
    </style:style>
    <style:style style:name="P9" style:family="paragraph" style:parent-style-name="Header">
      <style:paragraph-properties fo:text-align="start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0" style:family="paragraph" style:parent-style-name="Header">
      <style:paragraph-properties fo:text-align="end" style:justify-single-word="false" style:snap-to-layout-grid="false"/>
    </style:style>
    <style:style style:name="P11" style:family="paragraph" style:parent-style-name="Footer">
      <style:paragraph-properties>
        <style:tab-stops>
          <style:tab-stop style:position="10.001cm" style:type="center"/>
          <style:tab-stop style:position="18.002cm" style:type="right"/>
          <style:tab-stop style:position="19.503cm"/>
        </style:tab-stops>
      </style:paragraph-properties>
    </style:style>
    <style:style style:name="P12" style:family="paragraph" style:parent-style-name="Footer">
      <style:paragraph-properties>
        <style:tab-stops>
          <style:tab-stop style:position="14.464cm" style:type="center"/>
          <style:tab-stop style:position="27.517cm" style:type="right"/>
        </style:tab-stops>
      </style:paragraph-properties>
    </style:style>
    <style:style style:name="P13" style:family="paragraph" style:parent-style-name="Header">
      <style:paragraph-properties fo:margin-top="0.106cm" fo:margin-bottom="0cm" style:contextual-spacing="false" style:snap-to-layout-grid="false">
        <style:tab-stops/>
      </style:paragraph-properties>
    </style:style>
    <style:style style:name="P14" style:family="paragraph" style:parent-style-name="Header">
      <style:paragraph-properties fo:margin-top="0.106cm" fo:margin-bottom="0cm" style:contextual-spacing="false" style:snap-to-layout-grid="false"/>
    </style:style>
    <style:style style:name="P15" style:family="paragraph" style:parent-style-name="Standard">
      <style:text-properties style:font-name="Arial" fo:font-weight="bold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name-complex="Ari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8pt" fo:background-color="transparent" style:font-size-asian="8pt" style:font-name-complex="Arial"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8pt" fo:background-color="transparent" style:font-size-asian="8pt" style:font-name-complex="Arial" style:font-size-complex="8pt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Arial" fo:font-size="8pt" fo:background-color="transparent" style:font-size-asian="8pt" style:font-name-complex="Arial" style:font-size-complex="8pt"/>
    </style:style>
    <style:style style:name="P20" style:family="paragraph" style:parent-style-name="Standard">
      <style:paragraph-properties fo:text-align="start" style:justify-single-word="false" style:snap-to-layout-grid="false">
        <style:tab-stops>
          <style:tab-stop style:position="4.001cm"/>
        </style:tab-stops>
      </style:paragraph-properties>
      <style:text-properties style:font-name="Arial" fo:font-size="8pt" fo:background-color="transparent" style:font-size-asian="8pt" style:font-name-complex="Arial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text-align="start" style:justify-single-word="false" style:snap-to-layout-grid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text-align="start" style:justify-single-word="false" style:text-autospace="none" style:snap-to-layout-grid="false"/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text-align="start" style:justify-single-word="false" style:snap-to-layout-grid="false"/>
      <style:text-properties style:font-name="Arial" fo:font-size="8pt" fo:language="en" fo:country="US" fo:background-color="transparent" style:font-size-asian="8pt" style:font-name-complex="Arial" style:font-size-complex="8pt"/>
    </style:style>
    <style:style style:name="P27" style:family="paragraph" style:parent-style-name="Standard">
      <style:paragraph-properties fo:text-align="center" style:justify-single-word="false" style:snap-to-layout-grid="false"/>
      <style:text-properties fo:color="#000000" style:font-name="Arial" fo:font-size="8pt" fo:background-color="transparent" style:font-size-asian="8pt" style:font-name-complex="Arial" style:font-size-complex="8pt"/>
    </style:style>
    <style:style style:name="P28" style:family="paragraph" style:parent-style-name="Standard">
      <style:paragraph-properties fo:text-align="start" style:justify-single-word="false" style:snap-to-layout-grid="false"/>
      <style:text-properties fo:color="#000000" style:text-outline="false" style:text-line-through-style="none" style:font-name="Arial" fo:font-size="8pt" fo:font-style="normal" fo:text-shadow="none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style:snap-to-layout-grid="false">
        <style:tab-stops>
          <style:tab-stop style:position="0.626cm"/>
        </style:tab-stops>
      </style:paragraph-properties>
      <style:text-properties fo:color="#000000" style:text-outline="false" style:text-line-through-style="none" style:font-name="Arial" fo:font-size="8pt" fo:font-style="normal" fo:text-shadow="none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 style:snap-to-layout-grid="false"/>
      <style:text-properties fo:color="#000000" style:text-outline="false" style:text-line-through-style="none" style:font-name="Arial" fo:font-size="8pt" fo:font-style="normal" fo:text-shadow="none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 style:snap-to-layout-grid="false"/>
      <style:text-properties fo:color="#000000" style:text-outline="false" style:text-line-through-style="none" style:font-name="Arial" fo:font-size="8pt" fo:font-style="normal" fo:text-shadow="none" style:text-underline-style="none" fo:font-weight="normal" fo:background-color="transparent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text-outline="false" style:text-line-through-style="none" style:font-name="Arial" fo:font-size="8pt" fo:font-style="normal" fo:text-shadow="none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text-align="start" style:justify-single-word="false" style:snap-to-layout-grid="false"/>
      <style:text-properties style:text-outline="false" style:text-line-through-style="none" style:font-name="Arial" fo:font-size="8pt" fo:font-style="normal" fo:text-shadow="none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margin-left="0.63cm" fo:margin-right="0cm" fo:text-align="center" style:justify-single-word="false" fo:text-indent="-0.63cm" style:auto-text-indent="false" style:snap-to-layout-grid="false">
        <style:tab-stops>
          <style:tab-stop style:position="0.762cm"/>
        </style:tab-stops>
      </style:paragraph-properties>
      <style:text-properties style:font-name="Arial" fo:font-size="9pt" fo:background-color="transparent" style:font-size-asian="9pt" style:font-name-complex="Arial"/>
    </style:style>
    <style:style style:name="P35" style:family="paragraph" style:parent-style-name="Standard">
      <style:paragraph-properties fo:margin-left="0.106cm" fo:margin-right="0cm" fo:text-align="start" style:justify-single-word="false" fo:text-indent="0cm" style:auto-text-indent="false" style:snap-to-layout-grid="false"/>
      <style:text-properties style:font-name="Arial" fo:font-size="8pt" fo:background-color="transparent" style:font-size-asian="8pt" style:font-name-complex="Arial" style:font-size-complex="8pt"/>
    </style:style>
    <style:style style:name="P3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>
      <style:paragraph-properties fo:margin-left="0cm" fo:margin-right="-0.101cm" fo:text-align="center" style:justify-single-word="false" fo:text-indent="0cm" style:auto-text-indent="false" style:snap-to-layout-grid="false"/>
      <style:text-properties style:font-name="Arial" fo:font-size="8pt" fo:background-color="transparent" style:font-size-asian="8pt" style:font-name-complex="Arial" style:font-size-complex="8pt"/>
    </style:style>
    <style:style style:name="P38" style:family="paragraph" style:parent-style-name="Standard">
      <style:paragraph-properties fo:margin-left="0cm" fo:margin-right="-0.101cm" fo:text-align="start" style:justify-single-word="false" fo:text-indent="0cm" style:auto-text-indent="false"/>
      <style:text-properties style:font-name="Arial" fo:font-size="8pt" fo:background-color="transparent" style:font-size-asian="8pt" style:font-name-complex="Arial" style:font-size-complex="8pt"/>
    </style:style>
    <style:style style:name="P39" style:family="paragraph" style:parent-style-name="Standard">
      <style:paragraph-properties fo:margin-left="0cm" fo:margin-right="-0.101cm" fo:text-align="start" style:justify-single-word="false" fo:text-indent="0cm" style:auto-text-indent="false" style:snap-to-layout-grid="false"/>
      <style:text-properties style:font-name="Arial" fo:font-size="8pt" fo:background-color="transparent" style:font-size-asian="8pt" style:font-name-complex="Arial" style:font-size-complex="8pt"/>
    </style:style>
    <style:style style:name="P40" style:family="paragraph" style:parent-style-name="Standard">
      <style:paragraph-properties fo:margin-left="0cm" fo:margin-right="-0.101cm" fo:text-align="center" style:justify-single-word="false" fo:text-indent="0cm" style:auto-text-indent="false" style:snap-to-layout-grid="false"/>
      <style:text-properties style:use-window-font-color="true" style:font-name="Arial" fo:font-size="8pt" fo:background-color="transparent" style:font-size-asian="8pt" style:font-name-complex="Arial" style:font-size-complex="8pt"/>
    </style:style>
    <style:style style:name="P41" style:family="paragraph" style:parent-style-name="Standard">
      <style:paragraph-properties fo:margin-left="0cm" fo:margin-right="-0.101cm" fo:text-align="start" style:justify-single-word="false" fo:text-indent="0cm" style:auto-text-indent="false" style:snap-to-layout-grid="false"/>
      <style:text-properties style:use-window-font-color="true" style:font-name="Arial" fo:font-size="8pt" fo:background-color="transparent" style:font-size-asian="8pt" style:font-name-complex="Arial" style:font-size-complex="8pt"/>
    </style:style>
    <style:style style:name="P42" style:family="paragraph" style:parent-style-name="Standard">
      <style:paragraph-properties fo:margin-left="0cm" fo:margin-right="-0.101cm" fo:text-align="start" style:justify-single-word="false" fo:text-indent="0cm" style:auto-text-indent="false"/>
      <style:text-properties fo:color="#000000" style:font-name="Arial" fo:font-size="8pt" fo:background-color="transparent" style:font-size-asian="8pt" style:font-name-complex="Arial" style:font-size-complex="8pt"/>
    </style:style>
    <style:style style:name="P43" style:family="paragraph" style:parent-style-name="Standard">
      <style:paragraph-properties fo:margin-left="0cm" fo:margin-right="-0.101cm" fo:text-align="start" style:justify-single-word="false" fo:text-indent="0cm" style:auto-text-indent="false" style:snap-to-layout-grid="false"/>
      <style:text-properties fo:color="#000000" style:font-name="Arial" fo:font-size="8pt" fo:background-color="transparent" style:font-size-asian="8pt" style:font-name-complex="Arial" style:font-size-complex="8pt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style:font-name="ArialNarrow" style:font-name-asian="ArialNarrow" style:font-name-complex="ArialNarrow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header-rows>
          <table:table-row table:style-name="Tabelle1.1">
            <table:table-cell table:style-name="Tabelle1.A1" table:number-columns-spanned="10" office:value-type="string">
              <text:p text:style-name="P4">Kennzahlenbogen</text:p>
              <text:p text:style-name="P1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1">
            <table:table-cell table:style-name="Tabelle1.A2" table:number-columns-spanned="2" office:value-type="string">
              <text:p text:style-name="P34">Nr.</text:p>
            </table:table-cell>
            <table:covered-table-cell/>
            <table:table-cell table:style-name="Tabelle1.A2" office:value-type="string">
              <text:p text:style-name="P16">EB</text:p>
            </table:table-cell>
            <table:table-cell table:style-name="Tabelle1.A2" office:value-type="string">
              <text:p text:style-name="P18">Kennzahldefinition</text:p>
            </table:table-cell>
            <table:table-cell table:style-name="Tabelle1.A2" office:value-type="string">
              <text:p text:style-name="P18">Kennzahlenziel</text:p>
            </table:table-cell>
            <table:table-cell table:style-name="Tabelle1.A2" office:value-type="string">
              <text:p text:style-name="P18">Zähler</text:p>
            </table:table-cell>
            <table:table-cell table:style-name="Tabelle1.A2" office:value-type="string">
              <text:p text:style-name="P5">Grundgesamtheit (=Nenner)</text:p>
            </table:table-cell>
            <table:table-cell table:style-name="Tabelle1.A2" office:value-type="string">
              <text:p text:style-name="P18">Sollvorgaben</text:p>
            </table:table-cell>
            <table:table-cell table:style-name="Tabelle1.A2" office:value-type="string">
              <text:p text:style-name="P37"/>
            </table:table-cell>
            <table:table-cell table:style-name="Tabelle1.J2" office:value-type="string">
              <text:p text:style-name="P40">##bezugsjahr##</text:p>
            </table:table-cell>
          </table:table-row>
        </table:table-header-rows>
        <table:table-row table:style-name="Tabelle1.3">
          <table:table-cell table:style-name="Tabelle1.A2" table:number-columns-spanned="2" office:value-type="string">
            <text:p text:style-name="P18">1.a)</text:p>
          </table:table-cell>
          <table:covered-table-cell/>
          <table:table-cell table:style-name="Tabelle1.A2" office:value-type="string">
            <text:p text:style-name="P18">1.2.1</text:p>
          </table:table-cell>
          <table:table-cell table:style-name="Tabelle1.A2" office:value-type="string">
            <text:p text:style-name="P19">Anzahl Primärfälle Prostatakarzinom</text:p>
          </table:table-cell>
          <table:table-cell table:style-name="Tabelle1.A2" office:value-type="string">
            <text:p text:style-name="P19">Siehe Sollvorgabe</text:p>
          </table:table-cell>
          <table:table-cell table:style-name="Tabelle1.A2" office:value-type="string">
            <text:p text:style-name="P8">Primärfälle</text:p>
          </table:table-cell>
          <table:table-cell table:style-name="Tabelle1.A2" office:value-type="string">
            <text:p text:style-name="P19">-----</text:p>
          </table:table-cell>
          <table:table-cell table:style-name="Tabelle1.A2" office:value-type="string">
            <text:p text:style-name="P20">≥ 100 </text:p>
          </table:table-cell>
          <table:table-cell table:style-name="Tabelle1.I3" office:value-type="string">
            <text:p text:style-name="P39">Anzahl:</text:p>
          </table:table-cell>
          <table:table-cell table:style-name="Tabelle1.J3" office:value-type="string">
            <text:p text:style-name="P41"/>
          </table:table-cell>
        </table:table-row>
        <table:table-row table:style-name="Tabelle1.4">
          <table:table-cell table:style-name="Tabelle1.A4" table:number-rows-spanned="3" office:value-type="string">
            <text:p text:style-name="P18">1 b)</text:p>
          </table:table-cell>
          <table:table-cell table:style-name="Tabelle1.A4" office:value-type="string">
            <text:p text:style-name="P18">1</text:p>
          </table:table-cell>
          <table:table-cell table:style-name="Tabelle1.A2" table:number-rows-spanned="3" office:value-type="string">
            <text:p text:style-name="P18"/>
          </table:table-cell>
          <table:table-cell table:style-name="Tabelle1.A2" table:number-rows-spanned="3" office:value-type="string">
            <text:p text:style-name="P19">Aufteilung Primärfälle mit lokal begrenztem Prostatakarzinom</text:p>
          </table:table-cell>
          <table:table-cell table:style-name="Tabelle1.A2" table:number-rows-spanned="3" office:value-type="string">
            <text:p text:style-name="P24">---</text:p>
          </table:table-cell>
          <table:table-cell table:style-name="Tabelle1.A2" office:value-type="string">
            <text:p text:style-name="P25">Primärfälle mit lokal begrenztem PCa und niedrigem Risiko (PSA ≤ 10ng/ml und Gleason-Score 6 und cT-Kategorie ≤ 2a)</text:p>
          </table:table-cell>
          <table:table-cell table:style-name="Tabelle1.A2" table:number-rows-spanned="3" office:value-type="string">
            <text:p text:style-name="P19">-----</text:p>
          </table:table-cell>
          <table:table-cell table:style-name="Tabelle1.A2" office:value-type="string">
            <text:p text:style-name="P18">Keine Sollvorgabe</text:p>
          </table:table-cell>
          <table:table-cell table:style-name="Tabelle1.I3" office:value-type="string">
            <text:p text:style-name="P39">Anzahl:</text:p>
          </table:table-cell>
          <table:table-cell table:style-name="Tabelle1.J3" office:value-type="string">
            <text:p text:style-name="P41"/>
          </table:table-cell>
        </table:table-row>
        <table:table-row table:style-name="Tabelle1.4">
          <table:covered-table-cell/>
          <table:table-cell table:style-name="Tabelle1.A4" office:value-type="string">
            <text:p text:style-name="P21">2</text:p>
          </table:table-cell>
          <table:covered-table-cell/>
          <table:covered-table-cell/>
          <table:covered-table-cell/>
          <table:table-cell table:style-name="Tabelle1.A2" office:value-type="string">
            <text:p text:style-name="P19">Primärfälle mit lokal begrenztem PCa u. mittlerem Risiko (PSA &gt; 10- 20 ng/ml o. Gleason-Score 7 o. cT 2b)</text:p>
          </table:table-cell>
          <table:covered-table-cell/>
          <table:table-cell table:style-name="Tabelle1.A2" office:value-type="string">
            <text:p text:style-name="P18">Keine Sollvorgabe</text:p>
          </table:table-cell>
          <table:table-cell table:style-name="Tabelle1.I3" office:value-type="string">
            <text:p text:style-name="P39">Anzahl:</text:p>
          </table:table-cell>
          <table:table-cell table:style-name="Tabelle1.J3" office:value-type="string">
            <text:p text:style-name="P41"/>
          </table:table-cell>
        </table:table-row>
        <table:table-row table:style-name="Tabelle1.4">
          <table:covered-table-cell/>
          <table:table-cell table:style-name="Tabelle1.A4" office:value-type="string">
            <text:p text:style-name="P21">3</text:p>
          </table:table-cell>
          <table:covered-table-cell/>
          <table:covered-table-cell/>
          <table:covered-table-cell/>
          <table:table-cell table:style-name="Tabelle1.A2" office:value-type="string">
            <text:p text:style-name="P19">Primärfälle mit lokal begrenztem PCa u. hohem Risiko (PSA &gt; 20 ng/ml o. Gleason-Score ≥ 8 o. cT 2c)</text:p>
          </table:table-cell>
          <table:covered-table-cell/>
          <table:table-cell table:style-name="Tabelle1.A2" office:value-type="string">
            <text:p text:style-name="P18">Keine Sollvorgabe</text:p>
          </table:table-cell>
          <table:table-cell table:style-name="Tabelle1.I3" office:value-type="string">
            <text:p text:style-name="P39">Anzahl:</text:p>
          </table:table-cell>
          <table:table-cell table:style-name="Tabelle1.J3" office:value-type="string">
            <text:p text:style-name="P41"/>
          </table:table-cell>
        </table:table-row>
        <table:table-row table:style-name="Tabelle1.1">
          <table:table-cell table:style-name="Tabelle1.A2" table:number-rows-spanned="2" office:value-type="string">
            <text:p text:style-name="P18">2.</text:p>
          </table:table-cell>
          <table:table-cell table:style-name="Tabelle1.A2" office:value-type="string">
            <text:p text:style-name="P18">a</text:p>
          </table:table-cell>
          <table:table-cell table:style-name="Tabelle1.A2" table:number-rows-spanned="2" office:value-type="string">
            <text:p text:style-name="P18">1.2.4</text:p>
            <text:p text:style-name="P17"/>
          </table:table-cell>
          <table:table-cell table:style-name="Tabelle1.A2" table:number-rows-spanned="2" office:value-type="string">
            <text:p text:style-name="P19">Vorstellung in der wöchentlichen prätherapeutischen Konferenz</text:p>
          </table:table-cell>
          <table:table-cell table:style-name="Tabelle1.A2" office:value-type="string">
            <text:p text:style-name="P24">Vorstellung möglichst vieler Patienten in der prätherapeutischen Konferenz (über Urologie)</text:p>
          </table:table-cell>
          <table:table-cell table:style-name="Tabelle1.A2" table:number-rows-spanned="2" office:value-type="string">
            <text:p text:style-name="P19">Patienten, die in der prätherapeutischen Konferenz vorgestellt wurden</text:p>
          </table:table-cell>
          <table:table-cell table:style-name="Tabelle1.A2" table:number-rows-spanned="2" office:value-type="string">
            <text:p text:style-name="P35">Patienten, die bei den Leistungserbringern I (Urologie/ Strahlentherapie) vorstellig (z.B. über Einweisung) und als Primärfall gemäß EB 1.2.1 diagnostiziert sind</text:p>
          </table:table-cell>
          <table:table-cell table:style-name="Tabelle1.A2" office:value-type="string">
            <text:p text:style-name="P17"><text:span text:style-name="T4">≥</text:span> 95%</text:p>
          </table:table-cell>
          <table:table-cell table:style-name="Tabelle1.I3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3" office:value-type="string">
            <text:p text:style-name="P41">##kz_02a_z##</text:p>
            <text:p text:style-name="P41">##kz_02a_n##</text:p>
            <text:p text:style-name="P41">##kz_02a_p##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21">b</text:p>
          </table:table-cell>
          <table:covered-table-cell/>
          <table:covered-table-cell/>
          <table:table-cell table:style-name="Tabelle1.A2" office:value-type="string">
            <text:p text:style-name="P23">Vorstellung möglichst vieler Patienten in der prätherapeutischen Konferenz (über Strahlentherapie)</text:p>
          </table:table-cell>
          <table:covered-table-cell/>
          <table:covered-table-cell/>
          <table:table-cell table:style-name="Tabelle1.A2" office:value-type="string">
            <text:p text:style-name="P6"><text:span text:style-name="T4">≥</text:span> 95%</text:p>
          </table:table-cell>
          <table:table-cell table:style-name="Tabelle1.I3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3" office:value-type="string">
            <text:p text:style-name="P41">##kz_02b_z##</text:p>
            <text:p text:style-name="P41">##kz_02b_n##</text:p>
            <text:p text:style-name="P41">##kz_02b_p##</text:p>
          </table:table-cell>
        </table:table-row>
        <table:table-row table:style-name="Tabelle1.1">
          <table:table-cell table:style-name="Tabelle1.A2" table:number-rows-spanned="2" office:value-type="string">
            <text:p text:style-name="P18">3.</text:p>
          </table:table-cell>
          <table:table-cell table:style-name="Tabelle1.A2" office:value-type="string">
            <text:p text:style-name="P18">a</text:p>
          </table:table-cell>
          <table:table-cell table:style-name="Tabelle1.A2" table:number-rows-spanned="2" office:value-type="string">
            <text:p text:style-name="P18">1.2.5 b)</text:p>
            <text:p text:style-name="P17"/>
          </table:table-cell>
          <table:table-cell table:style-name="Tabelle1.A2" table:number-rows-spanned="2" office:value-type="string">
            <text:p text:style-name="P19">Vorstellung in der monatlichen posttherapeutischen Konferenz</text:p>
          </table:table-cell>
          <table:table-cell table:style-name="Tabelle1.A2" table:number-rows-spanned="2" office:value-type="string">
            <text:p text:style-name="P19">Vorstellung möglichst vieler Patienten (Primärfälle) in der posttherapeutischen Konferenz</text:p>
          </table:table-cell>
          <table:table-cell table:style-name="Tabelle1.A2" table:number-rows-spanned="2" office:value-type="string">
            <text:p text:style-name="P9">Patienten, die in der posttherapeutischen Konferenz vorgestellt wurden</text:p>
          </table:table-cell>
          <table:table-cell table:style-name="Tabelle1.A2" office:value-type="string">
            <text:p text:style-name="P19">Primärfälle &gt; pT3a und/oder R1 und/ oder pN+</text:p>
          </table:table-cell>
          <table:table-cell table:style-name="Tabelle1.A2" office:value-type="string">
            <text:p text:style-name="P6">100%</text:p>
          </table:table-cell>
          <table:table-cell table:style-name="Tabelle1.I3" office:value-type="string">
            <text:p text:style-name="P39">Zähler:</text:p>
            <text:p text:style-name="P38">Nenner:</text:p>
            <text:p text:style-name="P39">%:</text:p>
          </table:table-cell>
          <table:table-cell table:style-name="Tabelle1.J3" office:value-type="string">
            <text:p text:style-name="P41">##kz_03a_z##</text:p>
            <text:p text:style-name="P41">##kz_03a_n##</text:p>
            <text:p text:style-name="P41">##kz_03a_p##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21">b</text:p>
          </table:table-cell>
          <table:covered-table-cell/>
          <table:covered-table-cell/>
          <table:covered-table-cell/>
          <table:covered-table-cell/>
          <table:table-cell table:style-name="Tabelle1.A2" office:value-type="string">
            <text:p text:style-name="P23">Patienten mit Erstmanifestation eines Rezidivs und/oder Fernmetastasierung</text:p>
          </table:table-cell>
          <table:table-cell table:style-name="Tabelle1.A2" office:value-type="string">
            <text:p text:style-name="P6">100%</text:p>
          </table:table-cell>
          <table:table-cell table:style-name="Tabelle1.I3" office:value-type="string">
            <text:p text:style-name="P39">Zähler:</text:p>
            <text:p text:style-name="P38">Nenner:</text:p>
            <text:p text:style-name="P39">%:</text:p>
          </table:table-cell>
          <table:table-cell table:style-name="Tabelle1.J3" office:value-type="string">
            <text:p text:style-name="P41">##kz_03b_z##</text:p>
            <text:p text:style-name="P41">##kz_03b_n##</text:p>
            <text:p text:style-name="P41">##kz_03b_p##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18">4.</text:p>
          </table:table-cell>
          <table:covered-table-cell/>
          <table:table-cell table:style-name="Tabelle1.A2" office:value-type="string">
            <text:p text:style-name="P18">1.2.7 </text:p>
          </table:table-cell>
          <table:table-cell table:style-name="Tabelle1.A2" office:value-type="string">
            <text:p text:style-name="P19">Active-Surveillance (AS)</text:p>
          </table:table-cell>
          <table:table-cell table:style-name="Tabelle1.A2" office:value-type="string">
            <text:p text:style-name="P19">Adäquater Anteil an Patienten unter AS</text:p>
          </table:table-cell>
          <table:table-cell table:style-name="Tabelle1.A2" office:value-type="string">
            <text:p text:style-name="P19">Primärfälle unter AS</text:p>
          </table:table-cell>
          <table:table-cell table:style-name="Tabelle1.A2" office:value-type="string">
            <text:p text:style-name="P8">Primärfälle mit lokal begrenztem PCa und niedrigem Risiko (PSA ≤ 10ng/ml und Gleason-Score 6 und cTKategorie ≤ 2a)</text:p>
          </table:table-cell>
          <table:table-cell table:style-name="Tabelle1.A2" office:value-type="string">
            <text:p text:style-name="P18">Keine Sollvorgabe</text:p>
          </table:table-cell>
          <table:table-cell table:style-name="Tabelle1.I3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3" office:value-type="string">
            <text:p text:style-name="P41"/>
          </table:table-cell>
        </table:table-row>
        <text:soft-page-break/>
        <table:table-row table:style-name="Tabelle1.1">
          <table:table-cell table:style-name="Tabelle1.A2" table:number-columns-spanned="2" office:value-type="string">
            <text:p text:style-name="P18">5.</text:p>
          </table:table-cell>
          <table:covered-table-cell/>
          <table:table-cell table:style-name="Tabelle1.A2" office:value-type="string">
            <text:p text:style-name="P18">1.2.7 LL QI 4 </text:p>
          </table:table-cell>
          <table:table-cell table:style-name="Tabelle1.A2" office:value-type="string">
            <text:p text:style-name="P26">Strahlentherapie und hormonablative Therapie bei lokal begrenztem PCA mit hohem Risiko</text:p>
          </table:table-cell>
          <table:table-cell table:style-name="Tabelle1.A2" office:value-type="string">
            <text:p text:style-name="P19">Möglichst hoher Anteil an Patienten mit hohem Risikoprofil u. perkutaner Strahlen- + Hormontherapie</text:p>
          </table:table-cell>
          <table:table-cell table:style-name="Tabelle1.A2" office:value-type="string">
            <text:p text:style-name="P19">Primärfälle mit zusätzlicher neo- und / oder adjuvanter hormonablativer Therapie</text:p>
          </table:table-cell>
          <table:table-cell table:style-name="Tabelle1.A2" office:value-type="string">
            <text:p text:style-name="P7">Primärfälle mit Prostatakarzinom T1-2 N0 M0 mit hohem Risiko (PSA &gt;20ng/ml o. Gleason-Score ≥ 8 o.cTKategorie 2c) und perkutaner Strahlentherapie</text:p>
          </table:table-cell>
          <table:table-cell table:style-name="Tabelle1.A2" office:value-type="string">
            <text:p text:style-name="P18">Keine Sollvorgabe</text:p>
          </table:table-cell>
          <table:table-cell table:style-name="Tabelle1.I3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3" office:value-type="string">
            <text:p text:style-name="P41">##kz_05_z## </text:p>
            <text:p text:style-name="P41">##kz_05_n## </text:p>
            <text:p text:style-name="P41">##kz_05_p## 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18">6.</text:p>
          </table:table-cell>
          <table:covered-table-cell/>
          <table:table-cell table:style-name="Tabelle1.A2" office:value-type="string">
            <text:p text:style-name="P18">1.4.4 </text:p>
          </table:table-cell>
          <table:table-cell table:style-name="Tabelle1.A2" office:value-type="string">
            <text:p text:style-name="P19">Psychoonkologische Betreuung </text:p>
          </table:table-cell>
          <table:table-cell table:style-name="Tabelle1.A2" office:value-type="string">
            <text:p text:style-name="P19">Adäquate Rate an psychoonkologischer Betreuung </text:p>
          </table:table-cell>
          <table:table-cell table:style-name="Tabelle1.A2" office:value-type="string">
            <text:p text:style-name="P19">Patienten, die stationär oder ambulant psychoonkologisch betreut wurden (Gesprächsdauer ≥ 25 Min.)</text:p>
          </table:table-cell>
          <table:table-cell table:style-name="Tabelle1.A2" office:value-type="string">
            <text:p text:style-name="P8">Primärfälle (= Kennzahl 1a) und Patienten mit Erstmanifestation eines Rezidivs und / oder Fernmetastasierung (= Kennzahl 3b)</text:p>
          </table:table-cell>
          <table:table-cell table:style-name="Tabelle1.A2" office:value-type="string">
            <text:p text:style-name="P17">Keine Sollvorgabe</text:p>
          </table:table-cell>
          <table:table-cell table:style-name="Tabelle1.I3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3" office:value-type="string">
            <text:p text:style-name="P41">##kz_06_z##</text:p>
            <text:p text:style-name="P41">##kz_06_n##</text:p>
            <text:p text:style-name="P41">##kz_06_p##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18">7.</text:p>
          </table:table-cell>
          <table:covered-table-cell/>
          <table:table-cell table:style-name="Tabelle1.A2" office:value-type="string">
            <text:p text:style-name="P22">1.5.2</text:p>
          </table:table-cell>
          <table:table-cell table:style-name="Tabelle1.A2" office:value-type="string">
            <text:p text:style-name="P19">Beratung Sozialdienst </text:p>
          </table:table-cell>
          <table:table-cell table:style-name="Tabelle1.A2" office:value-type="string">
            <text:p text:style-name="P19">Adäquate Rate an Beratung durch Sozialdienst </text:p>
          </table:table-cell>
          <table:table-cell table:style-name="Tabelle1.A2" office:value-type="string">
            <text:p text:style-name="P24">Patienten, die stationär oder ambulant durch den Sozialdienst beraten wurden </text:p>
          </table:table-cell>
          <table:table-cell table:style-name="Tabelle1.A2" office:value-type="string">
            <text:p text:style-name="P19">Primärfälle (= Kennzahl 1a) und Patienten mit Erstmanifestation eines Rezidivs und / oder Fernmetastasierung (= Kennzahl 3b)</text:p>
          </table:table-cell>
          <table:table-cell table:style-name="Tabelle1.A2" office:value-type="string">
            <text:p text:style-name="P18">Keine Sollvorgabe</text:p>
          </table:table-cell>
          <table:table-cell table:style-name="Tabelle1.I3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3" office:value-type="string">
            <text:p text:style-name="P41">##kz_07_z##</text:p>
            <text:p text:style-name="P41">##kz_07_n##</text:p>
            <text:p text:style-name="P41">##kz_07_p##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18">8.</text:p>
          </table:table-cell>
          <table:covered-table-cell/>
          <table:table-cell table:style-name="Tabelle1.A2" office:value-type="string">
            <text:p text:style-name="P18">1.7.5</text:p>
          </table:table-cell>
          <table:table-cell table:style-name="Tabelle1.A2" office:value-type="string">
            <text:p text:style-name="P19">Studienteilnahme </text:p>
          </table:table-cell>
          <table:table-cell table:style-name="Tabelle1.A2" office:value-type="string">
            <text:p text:style-name="P19">Einschleusung von möglichst vielen Patienten in Studien </text:p>
          </table:table-cell>
          <table:table-cell table:style-name="Tabelle1.A2" office:value-type="string">
            <text:p text:style-name="P19">Patienten des Zentrums die in eine Studie mit Ethikvotum eingebracht wurden </text:p>
          </table:table-cell>
          <table:table-cell table:style-name="Tabelle1.A2" office:value-type="string">
            <text:p text:style-name="P19">Primärfälle (= Kennzahl 1a) </text:p>
          </table:table-cell>
          <table:table-cell table:style-name="Tabelle1.A2" office:value-type="string">
            <text:p text:style-name="P18">≥ 5%</text:p>
          </table:table-cell>
          <table:table-cell table:style-name="Tabelle1.I3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3" office:value-type="string">
            <text:p text:style-name="P41">##kz_08_z##</text:p>
            <text:p text:style-name="P41">##kz_08_n##</text:p>
            <text:p text:style-name="P41">##kz_08_p##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18">9.</text:p>
          </table:table-cell>
          <table:covered-table-cell/>
          <table:table-cell table:style-name="Tabelle1.A2" office:value-type="string">
            <text:p text:style-name="P18">5.2.1</text:p>
          </table:table-cell>
          <table:table-cell table:style-name="Tabelle1.A2" office:value-type="string">
            <text:p text:style-name="P19">Anzahl Prostatektomien Zentrum</text:p>
          </table:table-cell>
          <table:table-cell table:style-name="Tabelle1.A2" office:value-type="string">
            <text:p text:style-name="P19">Siehe Sollvorgabe</text:p>
          </table:table-cell>
          <table:table-cell table:style-name="Tabelle1.A2" office:value-type="string">
            <text:p text:style-name="P28">Radikale Prostatektomien / Zystoprostatektomien gesamt <text:s/>(siehe Basisdaten)</text:p>
          </table:table-cell>
          <table:table-cell table:style-name="Tabelle1.A2" office:value-type="string">
            <text:p text:style-name="P19">-----</text:p>
          </table:table-cell>
          <table:table-cell table:style-name="Tabelle1.A2" office:value-type="string">
            <text:p text:style-name="P18">≥ 50</text:p>
          </table:table-cell>
          <table:table-cell table:style-name="Tabelle1.I3" office:value-type="string">
            <text:p text:style-name="P39">Anzahl:</text:p>
          </table:table-cell>
          <table:table-cell table:style-name="Tabelle1.J3" office:value-type="string">
            <text:p text:style-name="P41"/>
          </table:table-cell>
        </table:table-row>
        <table:table-row table:style-name="Tabelle1.1">
          <table:table-cell table:style-name="Tabelle1.A2" table:number-columns-spanned="2" office:value-type="string">
            <text:p text:style-name="P18">10.</text:p>
          </table:table-cell>
          <table:covered-table-cell/>
          <table:table-cell table:style-name="Tabelle1.A2" office:value-type="string">
            <text:p text:style-name="P18">5.2.8</text:p>
          </table:table-cell>
          <table:table-cell table:style-name="Tabelle1.A2" office:value-type="string">
            <text:p text:style-name="P28">Postoperative Revisionseingriffe</text:p>
          </table:table-cell>
          <table:table-cell table:style-name="Tabelle1.A2" office:value-type="string">
            <text:p text:style-name="P28">Möglichst niedriger Anteil offener Revisionsoperationen</text:p>
          </table:table-cell>
          <table:table-cell table:style-name="Tabelle1.A2" office:value-type="string">
            <text:p text:style-name="P28">Revisions-OPs innerhalb von 90 Tagen post-op (Summe von OPs Nachblutung, Darmverletzung bzw. Endoskopische Behandlung von Anastomosenstrukturen, Lymphozelendrainage bei drohender Thrombose, Harnleiterverletzung)</text:p>
          </table:table-cell>
          <table:table-cell table:style-name="Tabelle1.A2" office:value-type="string">
            <text:p text:style-name="P28">Radikale Prostatektomien pro Jahr</text:p>
          </table:table-cell>
          <table:table-cell table:style-name="Tabelle1.A2" office:value-type="string">
            <text:p text:style-name="P18">Keine Sollvorgabe</text:p>
          </table:table-cell>
          <table:table-cell table:style-name="Tabelle1.I3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3" office:value-type="string">
            <text:p text:style-name="P41">##kz_10_z##</text:p>
            <text:p text:style-name="P41">##kz_10_n##</text:p>
            <text:p text:style-name="P41">##kz_10_p##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18">11.</text:p>
          </table:table-cell>
          <table:covered-table-cell/>
          <table:table-cell table:style-name="Tabelle1.A2" office:value-type="string">
            <text:p text:style-name="P18">5.2.10 </text:p>
          </table:table-cell>
          <table:table-cell table:style-name="Tabelle1.A2" office:value-type="string">
            <text:p text:style-name="P28">Erfassung der R1 Resektionen bei pT2 c/pN0 oder Nx M0</text:p>
          </table:table-cell>
          <table:table-cell table:style-name="Tabelle1.A2" office:value-type="string">
            <text:p text:style-name="P28">Max. 10% Rate an R1 bei pT2 c/pN0 oder Nx M0</text:p>
          </table:table-cell>
          <table:table-cell table:style-name="Tabelle1.A2" office:value-type="string">
            <text:p text:style-name="P28">Operationen bei Primärfällen mit R1 bei pT2 c/pN0 oder Nx M0</text:p>
          </table:table-cell>
          <table:table-cell table:style-name="Tabelle1.A2" office:value-type="string">
            <text:p text:style-name="P29">Operationen bei Primärfallen mit pT2 c/pN0 oder Nx M0</text:p>
          </table:table-cell>
          <table:table-cell table:style-name="Tabelle1.A2" office:value-type="string">
            <text:p text:style-name="P18">≤ 10%</text:p>
          </table:table-cell>
          <table:table-cell table:style-name="Tabelle1.I3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3" office:value-type="string">
            <text:p text:style-name="P41">##kz_11_z##</text:p>
            <text:p text:style-name="P41">##kz_11_n##</text:p>
            <text:p text:style-name="P41">##kz_11_p##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18">12.</text:p>
          </table:table-cell>
          <table:covered-table-cell/>
          <table:table-cell table:style-name="Tabelle1.A2" office:value-type="string">
            <text:p text:style-name="P18">7.5</text:p>
          </table:table-cell>
          <table:table-cell table:style-name="Tabelle1.A2" office:value-type="string">
            <text:p text:style-name="P19">Definitive Strahlentherapie </text:p>
          </table:table-cell>
          <table:table-cell table:style-name="Tabelle1.A2" office:value-type="string">
            <text:p text:style-name="P19">Angabe Primärfälle mit definitiver Strahlentherapie</text:p>
          </table:table-cell>
          <table:table-cell table:style-name="Tabelle1.A2" office:value-type="string">
            <text:p text:style-name="P19">Primärfälle mit definitiver Strahlentherapie</text:p>
          </table:table-cell>
          <table:table-cell table:style-name="Tabelle1.A2" office:value-type="string">
            <text:p text:style-name="P19">Primärfälle (= Kennzahl 1a)</text:p>
          </table:table-cell>
          <table:table-cell table:style-name="Tabelle1.A2" office:value-type="string">
            <text:p text:style-name="P18">Keine Sollvorgabe</text:p>
          </table:table-cell>
          <table:table-cell table:style-name="Tabelle1.I3" office:value-type="string">
            <text:p text:style-name="P39">Zähler:</text:p>
            <text:p text:style-name="P38">Nenner:</text:p>
            <text:p text:style-name="P39">%:</text:p>
          </table:table-cell>
          <table:table-cell table:style-name="Tabelle1.J3" office:value-type="string">
            <text:p text:style-name="P41"/>
          </table:table-cell>
        </table:table-row>
        <table:table-row table:style-name="Tabelle1.1">
          <table:table-cell table:style-name="Tabelle1.A2" table:number-columns-spanned="2" office:value-type="string">
            <text:p text:style-name="P18">13.</text:p>
          </table:table-cell>
          <table:covered-table-cell/>
          <table:table-cell table:style-name="Tabelle1.A2" office:value-type="string">
            <text:p text:style-name="P18">7.5</text:p>
            <text:p text:style-name="P18"/>
            <text:p text:style-name="P18">7.7</text:p>
          </table:table-cell>
          <table:table-cell table:style-name="Tabelle1.A2" office:value-type="string">
            <text:p text:style-name="P33">Permanente Seedimplantation – </text:p>
            <text:p text:style-name="P36">D 90 &gt; 130 Gy</text:p>
            <text:p text:style-name="P36"/>
            <text:p text:style-name="P36">* Durchführung dieser Therapieform ist freiwillig! <text:s text:c="3"/></text:p>
          </table:table-cell>
          <table:table-cell table:style-name="Tabelle1.A2" office:value-type="string">
            <text:p text:style-name="P33">Bei permanenter Seedimplantation sollte D 90 &gt; 130 Gy bei ≥ 90% erreicht werden</text:p>
          </table:table-cell>
          <table:table-cell table:style-name="Tabelle1.A2" office:value-type="string">
            <text:p text:style-name="P33">Primärfälle bei denen D90 &gt; 130 Gy erreicht wurde</text:p>
          </table:table-cell>
          <table:table-cell table:style-name="Tabelle1.A2" office:value-type="string">
            <text:p text:style-name="P33">Primärfälle mit permanenter Seedimplantation</text:p>
          </table:table-cell>
          <table:table-cell table:style-name="Tabelle1.A2" office:value-type="string">
            <text:p text:style-name="P17">≥ 90 %</text:p>
          </table:table-cell>
          <table:table-cell table:style-name="Tabelle1.I3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3" office:value-type="string">
            <text:p text:style-name="P41">##kz_13_z##</text:p>
            <text:p text:style-name="P41">##kz_13_n##</text:p>
            <text:p text:style-name="P41">##kz_13_p##</text:p>
          </table:table-cell>
        </table:table-row>
        <text:soft-page-break/>
        <table:table-row table:style-name="Tabelle1.1">
          <table:table-cell table:style-name="Tabelle1.A2" table:number-columns-spanned="2" office:value-type="string">
            <text:p text:style-name="P18">14.</text:p>
          </table:table-cell>
          <table:covered-table-cell/>
          <table:table-cell table:style-name="Tabelle1.A2" office:value-type="string">
            <text:p text:style-name="P18">7.5 </text:p>
          </table:table-cell>
          <table:table-cell table:style-name="Tabelle1.A2" office:value-type="string">
            <text:p text:style-name="P33">HDR-Brachytherapie</text:p>
            <text:p text:style-name="P36"/>
            <text:p text:style-name="P36">* Durchführung dieser Therapieform ist freiwillig!</text:p>
          </table:table-cell>
          <table:table-cell table:style-name="Tabelle1.A2" office:value-type="string">
            <text:p text:style-name="P33">Angabe Anzahl Primärfälle mit HDR-Brachytherapie</text:p>
          </table:table-cell>
          <table:table-cell table:style-name="Tabelle1.A2" office:value-type="string">
            <text:p text:style-name="P33">Primärfälle mit HDR-Brachytherapie</text:p>
          </table:table-cell>
          <table:table-cell table:style-name="Tabelle1.A2" office:value-type="string">
            <text:p text:style-name="P19">Primärfälle (= Kennzahl 1a)</text:p>
          </table:table-cell>
          <table:table-cell table:style-name="Tabelle1.A2" office:value-type="string">
            <text:p text:style-name="P18">Keine Sollvorgabe</text:p>
          </table:table-cell>
          <table:table-cell table:style-name="Tabelle1.I3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3" office:value-type="string">
            <text:p text:style-name="P41">##kz_14_z##</text:p>
            <text:p text:style-name="P41">##kz_14_n##</text:p>
            <text:p text:style-name="P41">##kz_14_p##</text:p>
            <text:p text:style-name="P41"/>
          </table:table-cell>
        </table:table-row>
        <table:table-row table:style-name="Tabelle1.1">
          <table:table-cell table:style-name="Tabelle1.A22" table:number-columns-spanned="2" office:value-type="string">
            <text:p text:style-name="P18">15.</text:p>
          </table:table-cell>
          <table:covered-table-cell/>
          <table:table-cell table:style-name="Tabelle1.C22" office:value-type="string">
            <text:p text:style-name="P18">LL QI 1</text:p>
          </table:table-cell>
          <table:table-cell table:style-name="Tabelle1.D22" office:value-type="string">
            <text:p text:style-name="P33">Befundbericht Stanzbiopsie</text:p>
          </table:table-cell>
          <table:table-cell table:style-name="Tabelle1.E22" office:value-type="string">
            <text:p text:style-name="P19">Möglichst häufig vollständige Befundberichte </text:p>
          </table:table-cell>
          <table:table-cell table:style-name="Tabelle1.F22" office:value-type="string">
            <text:p text:style-name="P33">Primärfälle mit Befundbericht mit Angabe von:</text:p>
            <text:p text:style-name="P36">- Lokalisation und Anzahl Karzinom-positiver Gewebeproben im Verhältnis zu den entnommenen Stanzen</text:p>
            <text:p text:style-name="P36">- Semiquantitative Abschätzung des Prozentsatzes der Gesamtkarzinomfläche /Gesamtstanzzylinderfläche</text:p>
            <text:p text:style-name="P36">- Gleason-Grad: Angabe aller primären und sekundären Grade sowie des am wenigsten differenzierten Grads, jeweils in „ %“</text:p>
            <text:p text:style-name="P36">- Angabe des Gesamt-Gleason-Scores</text:p>
          </table:table-cell>
          <table:table-cell table:style-name="Tabelle1.G22" office:value-type="string">
            <text:p text:style-name="P33">Primärfälle mit Prostatakarzinom und Stanzbiopsie</text:p>
          </table:table-cell>
          <table:table-cell table:style-name="Tabelle1.H22" office:value-type="string">
            <text:p text:style-name="P18">Keine Sollvorgabe</text:p>
          </table:table-cell>
          <table:table-cell table:style-name="Tabelle1.I22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22" office:value-type="string">
            <text:p text:style-name="P41">##kz_15_z##</text:p>
            <text:p text:style-name="P41">##kz_15_n##</text:p>
            <text:p text:style-name="P41">##kz_15_p##</text:p>
          </table:table-cell>
        </table:table-row>
        <table:table-row table:style-name="Tabelle1.1">
          <table:table-cell table:style-name="Tabelle1.A23" table:number-columns-spanned="2" office:value-type="string">
            <text:p text:style-name="P18">16.</text:p>
          </table:table-cell>
          <table:covered-table-cell/>
          <table:table-cell table:style-name="Tabelle1.C23" office:value-type="string">
            <text:p text:style-name="P18">LL QI 2</text:p>
          </table:table-cell>
          <table:table-cell table:style-name="Tabelle1.D23" office:value-type="string">
            <text:p text:style-name="P33">Befundbericht Lymphknoten</text:p>
            <text:p text:style-name="P19"/>
          </table:table-cell>
          <table:table-cell table:style-name="Tabelle1.E23" office:value-type="string">
            <text:p text:style-name="P33">Möglichst häufig vollständige Befundberichte</text:p>
            <text:p text:style-name="P19"/>
          </table:table-cell>
          <table:table-cell table:style-name="Tabelle1.F23" office:value-type="string">
            <text:p text:style-name="P33">Primärfälle mit Befundberichten mit Angabe von:</text:p>
            <text:p text:style-name="P36">• pN-Kategorie</text:p>
            <text:p text:style-name="P36">• Zahl befallener LK im Verhältnis zu entfernten LK</text:p>
            <text:p text:style-name="P19"/>
          </table:table-cell>
          <table:table-cell table:style-name="Tabelle1.G23" office:value-type="string">
            <text:p text:style-name="P33">Primärfälle mit Prostatakarzinom und Lymphadenektomie </text:p>
            <text:p text:style-name="P19"/>
          </table:table-cell>
          <table:table-cell table:style-name="Tabelle1.H23" office:value-type="string">
            <text:p text:style-name="P18">Keine Sollvorgabe</text:p>
          </table:table-cell>
          <table:table-cell table:style-name="Tabelle1.I23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23" office:value-type="string">
            <text:p text:style-name="P41">##kz_16_z##</text:p>
            <text:p text:style-name="P41">##kz_16_n##</text:p>
            <text:p text:style-name="P41">##kz_16_p##</text:p>
          </table:table-cell>
        </table:table-row>
        <table:table-row table:style-name="Tabelle1.1">
          <table:table-cell table:style-name="Tabelle1.A24" table:number-columns-spanned="2" office:value-type="string">
            <text:p text:style-name="P18">17.</text:p>
          </table:table-cell>
          <table:covered-table-cell/>
          <table:table-cell table:style-name="Tabelle1.C24" office:value-type="string">
            <text:p text:style-name="P32">LL QI 6</text:p>
            <text:p text:style-name="P18"/>
          </table:table-cell>
          <table:table-cell table:style-name="Tabelle1.D24" office:value-type="string">
            <text:p text:style-name="P33">Strahlentherapie und hormonablative Therapie bei lokal fortgeschrittenem PCA </text:p>
            <text:p text:style-name="P19"/>
          </table:table-cell>
          <table:table-cell table:style-name="Tabelle1.E24" office:value-type="string">
            <text:p text:style-name="P33">Möglichst häufig zusätzliche hormonablative Therapie bei fortgeschrittenem PCa mit Strahlentherapie</text:p>
            <text:p text:style-name="P19"/>
          </table:table-cell>
          <table:table-cell table:style-name="Tabelle1.F24" office:value-type="string">
            <text:p text:style-name="P33">Primärfälle mit zusätzlicher hormonablativer Therapie</text:p>
            <text:p text:style-name="P19"/>
          </table:table-cell>
          <table:table-cell table:style-name="Tabelle1.G24" office:value-type="string">
            <text:p text:style-name="P33">Primärfälle mit Prostatakarzinom T3-4 N0 M0 und perkutaner Strahlentherapie</text:p>
            <text:p text:style-name="P19"/>
          </table:table-cell>
          <table:table-cell table:style-name="Tabelle1.H24" office:value-type="string">
            <text:p text:style-name="P18">Keine Sollvorgabe</text:p>
          </table:table-cell>
          <table:table-cell table:style-name="Tabelle1.I24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24" office:value-type="string">
            <text:p text:style-name="P41">##kz_17_z##</text:p>
            <text:p text:style-name="P41">##kz_17_n##</text:p>
            <text:p text:style-name="P41">##kz_17_p##</text:p>
          </table:table-cell>
        </table:table-row>
        <table:table-row table:style-name="Tabelle1.1">
          <table:table-cell table:style-name="Tabelle1.A25" table:number-columns-spanned="2" office:value-type="string">
            <text:p text:style-name="P18">18.</text:p>
          </table:table-cell>
          <table:covered-table-cell/>
          <table:table-cell table:style-name="Tabelle1.C25" office:value-type="string">
            <text:p text:style-name="P32">LL QI 7</text:p>
            <text:p text:style-name="P18"/>
          </table:table-cell>
          <table:table-cell table:style-name="Tabelle1.D25" office:value-type="string">
            <text:p text:style-name="P33">Strahlentherapie und hormonablative Therapie bei PCa mit Lymphknoten-metastasen </text:p>
          </table:table-cell>
          <table:table-cell table:style-name="Tabelle1.E25" office:value-type="string">
            <text:p text:style-name="P33">Möglichst häufig zusätzliche hormonablative Therapie bei PCa mit LK-Metastasen u. Strahlentherapie</text:p>
          </table:table-cell>
          <table:table-cell table:style-name="Tabelle1.F25" office:value-type="string">
            <text:p text:style-name="P33">Primärfälle mit zusätzlicher hormonablativer Therapie</text:p>
          </table:table-cell>
          <table:table-cell table:style-name="Tabelle1.G25" office:value-type="string">
            <text:p text:style-name="P33">Primärfälle mit Prostatakarzinom mit histolog. gesicherten Lymphknotenmetastasen und perkutaner Strahlentherapie</text:p>
          </table:table-cell>
          <table:table-cell table:style-name="Tabelle1.H25" office:value-type="string">
            <text:p text:style-name="P18">Keine Sollvorgabe</text:p>
          </table:table-cell>
          <table:table-cell table:style-name="Tabelle1.I25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25" office:value-type="string">
            <text:p text:style-name="P41">##kz_18_z##</text:p>
            <text:p text:style-name="P41">##kz_18_n##</text:p>
            <text:p text:style-name="P41">##kz_18_p##</text:p>
          </table:table-cell>
        </table:table-row>
        <table:table-row table:style-name="Tabelle1.1">
          <table:table-cell table:style-name="Tabelle1.A26" table:number-columns-spanned="2" office:value-type="string">
            <text:p text:style-name="P18">19.</text:p>
          </table:table-cell>
          <table:covered-table-cell/>
          <table:table-cell table:style-name="Tabelle1.C26" office:value-type="string">
            <text:p text:style-name="P32">LL QI 8</text:p>
            <text:p text:style-name="P18"/>
          </table:table-cell>
          <table:table-cell table:style-name="Tabelle1.D26" office:value-type="string">
            <text:p text:style-name="P33">Salvage-Radiotherapie bei rezidiviertem Pca</text:p>
          </table:table-cell>
          <table:table-cell table:style-name="Tabelle1.E26" office:value-type="string">
            <text:p text:style-name="P33">Möglichst häufig SRT mit frühzeitigem Beginn </text:p>
          </table:table-cell>
          <table:table-cell table:style-name="Tabelle1.F26" office:value-type="string">
            <text:p text:style-name="P33">Patienten mit Beginn der SRT und bei PSA&lt;0,5ng/ml </text:p>
          </table:table-cell>
          <table:table-cell table:style-name="Tabelle1.G26" office:value-type="string">
            <text:p text:style-name="P33">Patienten Z.n. RPE und PSA-Rezidiv und SRT</text:p>
          </table:table-cell>
          <table:table-cell table:style-name="Tabelle1.H26" office:value-type="string">
            <text:p text:style-name="P18">Keine Sollvorgabe</text:p>
          </table:table-cell>
          <table:table-cell table:style-name="Tabelle1.I26" office:value-type="string">
            <text:p text:style-name="P39">Zähler:</text:p>
            <text:p text:style-name="P38">Nenner:</text:p>
            <text:p text:style-name="P38">%:</text:p>
          </table:table-cell>
          <table:table-cell table:style-name="Tabelle1.J26" office:value-type="string">
            <text:p text:style-name="P41">##kz_19_z##</text:p>
            <text:p text:style-name="P41">##kz_19_n##</text:p>
            <text:p text:style-name="P41">##kz_19_p##</text:p>
          </table:table-cell>
        </table:table-row>
        <table:table-row table:style-name="Tabelle1.1">
          <table:table-cell table:style-name="Tabelle1.A28" table:number-columns-spanned="2" office:value-type="string">
            <text:p text:style-name="P18">20.</text:p>
          </table:table-cell>
          <table:covered-table-cell/>
          <table:table-cell table:style-name="Tabelle1.C28" office:value-type="string">
            <text:p text:style-name="P18"/>
          </table:table-cell>
          <table:table-cell table:style-name="Tabelle1.D28" office:value-type="string">
            <text:p text:style-name="P33">Strahlentherapie-dosis pro Zeit</text:p>
          </table:table-cell>
          <table:table-cell table:style-name="Tabelle1.E28" office:value-type="string">
            <text:p text:style-name="P33">Möglichst häufig komplette Durchführung der Strahlentherapie in der geplanten Dosis u. Zeit</text:p>
          </table:table-cell>
          <table:table-cell table:style-name="Tabelle1.F28" office:value-type="string">
            <text:p text:style-name="P33">Anzahl Pat. mit kompletter Durchführung der Strahlentherapie (ca. 74 - &lt;80 Gy) innerhalb von 56d</text:p>
          </table:table-cell>
          <table:table-cell table:style-name="Tabelle1.G28" office:value-type="string">
            <text:p text:style-name="P33">Alle Patienten mit Erstdiagnose eines lokal begrenzten Prostatakarzinoms (alle Risikogruppen) und perkutaner Strahlentherapie</text:p>
          </table:table-cell>
          <table:table-cell table:style-name="Tabelle1.H28" office:value-type="string">
            <text:p text:style-name="P18">Keine Sollvorgabe</text:p>
          </table:table-cell>
          <table:table-cell table:style-name="Tabelle1.I28" office:value-type="string">
            <text:p text:style-name="P39">Zähler:</text:p>
            <text:p text:style-name="P38">Nenner:</text:p>
            <text:p text:style-name="P39">%:</text:p>
          </table:table-cell>
          <table:table-cell table:style-name="Tabelle1.J28" office:value-type="string">
            <text:p text:style-name="P41">##kz_20_z##</text:p>
            <text:p text:style-name="P41">##kz_20_n##</text:p>
            <text:p text:style-name="P41">##kz_20_p##</text:p>
          </table:table-cell>
        </table:table-row>
        <text:soft-page-break/>
        <table:table-row table:style-name="Tabelle1.1">
          <table:table-cell table:style-name="Tabelle1.A28" table:number-columns-spanned="2" office:value-type="string">
            <text:p text:style-name="P27">21.</text:p>
          </table:table-cell>
          <table:covered-table-cell/>
          <table:table-cell table:style-name="Tabelle1.C28" office:value-type="string">
            <text:p text:style-name="P30">LL QI 10</text:p>
          </table:table-cell>
          <table:table-cell table:style-name="Tabelle1.D28" office:value-type="string">
            <text:p text:style-name="P28">Postoperative Komplikationen nach Radikaler Prostatektomie</text:p>
          </table:table-cell>
          <table:table-cell table:style-name="Tabelle1.E28" office:value-type="string">
            <text:p text:style-name="P28">Möglichst selten Komplikationen nach RPE</text:p>
          </table:table-cell>
          <table:table-cell table:style-name="Tabelle1.F28" office:value-type="string">
            <text:p text:style-name="P28">Primärfälle mit Komplikation Clavien-Dindo Grade III oder IV innerhalb der ersten 6 Monate nach RPE</text:p>
          </table:table-cell>
          <table:table-cell table:style-name="Tabelle1.G28" office:value-type="string">
            <text:p text:style-name="P28">Primärfälle mit Prostatakarzinom T1-2 N0 M0 und RPE (aus Vorkennzahlenjahr)</text:p>
          </table:table-cell>
          <table:table-cell table:style-name="Tabelle1.H28" office:value-type="string">
            <text:p text:style-name="P27">Keine Sollvorgabe</text:p>
          </table:table-cell>
          <table:table-cell table:style-name="Tabelle1.I28" office:value-type="string">
            <text:p text:style-name="P43">Zähler:</text:p>
            <text:p text:style-name="P42">Nenner:</text:p>
            <text:p text:style-name="P43">%:</text:p>
          </table:table-cell>
          <table:table-cell table:style-name="Tabelle1.J28" office:value-type="string">
            <text:p text:style-name="P43">##kz_21_z##</text:p>
            <text:p text:style-name="P43">##kz_21_n##</text:p>
            <text:p text:style-name="P43">##kz_21_p##</text:p>
          </table:table-cell>
        </table:table-row>
        <table:table-row table:style-name="Tabelle1.1">
          <table:table-cell table:style-name="Tabelle1.A29" table:number-columns-spanned="2" office:value-type="string">
            <text:p text:style-name="P27">22.</text:p>
          </table:table-cell>
          <table:covered-table-cell/>
          <table:table-cell table:style-name="Tabelle1.C29" office:value-type="string">
            <text:p text:style-name="P30">LL QI 11</text:p>
          </table:table-cell>
          <table:table-cell table:style-name="Tabelle1.D29" office:value-type="string">
            <text:p text:style-name="P28">Komplikationen nach Strahlentherapie</text:p>
          </table:table-cell>
          <table:table-cell table:style-name="Tabelle1.E29" office:value-type="string">
            <text:p text:style-name="P28">Möglichst selten Komplikationen nach Strahlentherapie</text:p>
          </table:table-cell>
          <table:table-cell table:style-name="Tabelle1.F29" office:value-type="string">
            <text:p text:style-name="P28">Primärfälle mit Komplikation CTCAE Grade III oder IV innerhalb der ersten 6 Monate nach Strahlentherapie</text:p>
          </table:table-cell>
          <table:table-cell table:style-name="Tabelle1.G29" office:value-type="string">
            <text:p text:style-name="P28">Primärfälle mit Prostatakarzinom T1-2 N0 M0 und definitiver und adjuvanter Strahlentherapie (aus Vorkennzahlenjahr)</text:p>
          </table:table-cell>
          <table:table-cell table:style-name="Tabelle1.H29" office:value-type="string">
            <text:p text:style-name="P31">≤ 5%</text:p>
          </table:table-cell>
          <table:table-cell table:style-name="Tabelle1.I29" office:value-type="string">
            <text:p text:style-name="P43">Zähler:</text:p>
            <text:p text:style-name="P42">Nenner:</text:p>
            <text:p text:style-name="P43">%:</text:p>
          </table:table-cell>
          <table:table-cell table:style-name="Tabelle1.J29" office:value-type="string">
            <text:p text:style-name="P43">##kz_22_z##</text:p>
            <text:p text:style-name="P43">##kz_22_n##</text:p>
            <text:p text:style-name="P43">##kz_22_p##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,Bold" svg:font-family="'Arial,Bold'" style:font-family-generic="swiss"/>
    <style:font-face style:name="ArialNarrow" svg:font-family="ArialNarrow" style:font-family-generic="swiss"/>
    <style:font-face style:name="Futura" svg:font-family="Futur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FuturaLight" svg:font-family="FuturaLight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he" style:country-complex="I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color="#0000ff" style:font-name="Arial" style:font-name-complex="Arial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text-properties style:font-name="FuturaLight" fo:font-size="12pt" fo:font-weight="bold" style:font-size-asian="12pt" style:font-weight-asian="bold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 style:contextual-spacing="false"/>
      <style:text-properties style:font-name="Arial" fo:font-size="12pt" fo:font-weight="bold" style:font-size-asian="12pt" style:font-weight-asian="bold" style:language-complex="ar" style:country-complex="S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style:font-name="Arial" fo:language="it" fo:country="IT" fo:font-weight="bold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127cm" fo:margin-right="-0.199cm" fo:text-indent="0cm" style:auto-text-indent="false" fo:keep-with-next="always"/>
      <style:text-properties style:font-name="Arial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justify" style:justify-single-word="false" fo:keep-with-next="always"/>
      <style:text-properties style:font-name="Arial" fo:font-size="14pt" style:text-underline-style="solid" style:text-underline-width="auto" style:text-underline-color="font-color" style:font-size-asian="14pt" style:language-complex="ar" style:country-complex="SA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justify" style:justify-single-word="false" fo:keep-with-next="always"/>
      <style:text-properties style:font-name="Arial" fo:font-size="12pt" style:text-underline-style="solid" style:text-underline-width="auto" style:text-underline-color="font-color" style:font-size-asian="12pt" style:language-complex="ar" style:country-complex="SA"/>
    </style:style>
    <style:style style:name="Heading_20_9" style:display-name="Heading 9" style:family="paragraph" style:parent-style-name="Standard" style:next-style-name="Standard" style:default-outline-level="9" style:class="text">
      <style:paragraph-properties fo:line-height="150%" fo:text-align="justify" style:justify-single-word="false" fo:keep-with-next="always"/>
      <style:text-properties style:font-name="Arial" fo:font-size="14pt" style:text-underline-style="solid" style:text-underline-width="auto" style:text-underline-color="font-color" fo:font-weight="bold" style:font-size-asian="14pt" style:font-weight-asian="bold" style:language-complex="ar" style:country-complex="SA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5f_CheckÜ" style:display-name="_CheckÜ" style:family="paragraph" style:parent-style-name="Heading_20_2" style:next-style-name="_5f_CheckÜAbs" style:default-outline-level="" style:list-style-name="">
      <style:paragraph-properties fo:margin-left="0.101cm" fo:margin-right="0cm" fo:text-indent="-0.101cm" style:auto-text-indent="false">
        <style:tab-stops>
          <style:tab-stop style:position="1.27cm"/>
        </style:tab-stops>
      </style:paragraph-properties>
      <style:text-properties fo:font-size="2pt" style:font-size-asian="2pt"/>
    </style:style>
    <style:style style:name="_5f_CheckÜAbs" style:display-name="_CheckÜAbs" style:family="paragraph" style:parent-style-name="Heading_20_2" style:default-outline-level="" style:list-style-name="">
      <style:paragraph-properties fo:margin-top="0cm" fo:margin-bottom="0cm" style:contextual-spacing="false"/>
      <style:text-properties fo:font-size="2pt" fo:font-weight="normal" style:font-size-asian="2pt" style:font-weight-asian="normal"/>
    </style:style>
    <style:style style:name="Blocktext" style:family="paragraph" style:parent-style-name="Standard">
      <style:paragraph-properties fo:margin-left="1cm" fo:margin-right="2cm" fo:line-height="0.529cm" fo:text-indent="0cm" style:auto-text-indent="false">
        <style:tab-stops>
          <style:tab-stop style:position="2cm"/>
        </style:tab-stops>
      </style:paragraph-properties>
      <style:text-properties style:font-name="Arial" style:font-name-complex="Arial"/>
    </style:style>
    <style:style style:name="StandartAbst" style:family="paragraph" style:parent-style-name="Standard">
      <style:paragraph-properties fo:margin-top="0.071cm" fo:margin-bottom="0.071cm" style:contextual-spacing="false"/>
      <style:text-properties style:font-name="FuturaLight" fo:font-size="9pt" style:font-size-asian="9pt" style:language-complex="ar" style:country-complex="SA"/>
    </style:style>
    <style:style style:name="Nur_20_Text" style:display-name="Nur Text" style:family="paragraph" style:parent-style-name="Standard">
      <style:text-properties style:font-name="Courier New"/>
    </style:style>
    <style:style style:name="Textkörper-Einzug_20_2" style:display-name="Textkörper-Einzug 2" style:family="paragraph" style:parent-style-name="Standard">
      <style:paragraph-properties fo:margin-left="1cm" fo:margin-right="0cm" fo:text-indent="0cm" style:auto-text-indent="false">
        <style:tab-stops>
          <style:tab-stop style:position="1.501cm"/>
        </style:tab-stops>
      </style:paragraph-properties>
      <style:text-properties style:font-name="Arial" fo:font-size="11pt" style:font-size-asian="11pt"/>
    </style:style>
    <style:style style:name="Textkörper_20_2" style:display-name="Textkörper 2" style:family="paragraph" style:parent-style-name="Standard">
      <style:text-properties fo:color="#0000ff" style:font-name="Arial" fo:font-size="9pt" style:font-size-asian="9pt"/>
    </style:style>
    <style:style style:name="Textkörper_20_3" style:display-name="Textkörper 3" style:family="paragraph" style:parent-style-name="Standard">
      <style:text-properties fo:color="#ff0000" style:font-name="Arial" style:font-name-complex="Arial"/>
    </style:style>
    <style:style style:name="OmniPage_20__23_3" style:display-name="OmniPage #3" style:family="paragraph" style:parent-style-name="Standard">
      <style:paragraph-properties fo:line-height="0.423cm"/>
      <style:text-properties fo:language="en" fo:country="US" style:language-complex="ar" style:country-complex="SA"/>
    </style:style>
    <style:style style:name="Body_20_Text_20_2" style:display-name="Body Text 2" style:family="paragraph" style:parent-style-name="Standard">
      <style:paragraph-properties fo:text-align="justify" style:justify-single-word="false" style:text-autospace="none" style:punctuation-wrap="simple" style:vertical-align="baseline"/>
      <style:text-properties style:font-name="Arial" fo:font-size="12.5pt" style:font-size-asian="12.5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.041cm" fo:margin-right="0cm" fo:text-indent="0cm" style:auto-text-indent="false"/>
      <style:text-properties style:font-name="Arial"/>
    </style:style>
    <style:style style:name="Default" style:family="paragraph">
      <style:paragraph-properties fo:orphans="2" fo:widows="2" style:text-autospace="none"/>
      <style:text-properties style:use-window-font-color="true" style:font-name="Arial,Bold" fo:font-size="10pt" fo:language="de" fo:country="DE" style:font-name-asian="Arial" style:font-size-asian="10pt" style:font-name-complex="Times New Roman" style:font-size-complex="10pt" style:language-complex="ar" style:country-complex="SA"/>
    </style:style>
    <style:style style:name="zwischenraum2" style:family="paragraph" style:parent-style-name="Standard">
      <style:paragraph-properties fo:text-align="center" style:justify-single-word="false">
        <style:tab-stops>
          <style:tab-stop style:position="2.752cm"/>
          <style:tab-stop style:position="4.251cm" style:type="center"/>
          <style:tab-stop style:position="12.753cm" style:type="center"/>
        </style:tab-stops>
      </style:paragraph-properties>
      <style:text-properties style:font-name="Futura" fo:font-size="12pt" style:font-size-asian="12pt" style:language-complex="ar" style:country-complex="SA"/>
    </style:style>
    <style:style style:name="Textkörper-Einzug_20_3" style:display-name="Textkörper-Einzug 3" style:family="paragraph" style:parent-style-name="Standard">
      <style:paragraph-properties fo:margin-left="4.501cm" fo:margin-right="0cm" fo:text-indent="-4.501cm" style:auto-text-indent="false">
        <style:tab-stops>
          <style:tab-stop style:position="4.501cm"/>
        </style:tab-stops>
      </style:paragraph-properties>
      <style:text-properties style:font-name="Arial" style:language-complex="ar" style:country-complex="SA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/>
    <style:style style:name="Einrückung" style:family="paragraph" style:parent-style-name="Standard">
      <style:paragraph-properties fo:margin-left="1.199cm" fo:margin-right="0cm" fo:text-align="justify" style:justify-single-word="false" fo:text-indent="0cm" style:auto-text-indent="false"/>
      <style:text-properties style:font-name="Arial" fo:font-size="11pt" style:font-size-asian="11pt" style:language-complex="ar" style:country-complex="SA"/>
    </style:style>
    <style:style style:name="DGU-Empfehlung-Tab-Text" style:family="paragraph" style:parent-style-name="Standard" style:next-style-name="Standard">
      <style:paragraph-properties fo:margin-top="0.106cm" fo:margin-bottom="0.212cm" style:contextual-spacing="false" fo:text-align="justify" style:justify-single-word="false"/>
      <style:text-properties style:font-name="Arial" fo:font-size="11pt" style:font-size-asian="11pt" style:font-size-complex="12pt" style:language-complex="ar" style:country-complex="SA"/>
    </style:style>
    <style:style style:name="DGU-Empfehlungen-Tab-kursiv" style:family="paragraph" style:parent-style-name="DGU-Empfehlung-Tab-Text" style:next-style-name="DGU-Empfehlung-Tab-Text">
      <style:paragraph-properties fo:text-align="start" style:justify-single-word="false"/>
      <style:text-properties fo:font-style="italic" style:font-style-asian="italic"/>
    </style:style>
    <style:style style:name="DGU-Empfehlung-Tab-Literatur" style:family="paragraph" style:parent-style-name="DGU-Empfehlung-Tab-Text" style:next-style-name="DGU-Empfehlung-Tab-Text">
      <style:text-properties fo:font-size="10pt" fo:font-weight="bold" style:font-size-asian="10pt" style:font-weight-asian="bold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Listenabsatz" style:family="paragraph" style:parent-style-name="Standard">
      <style:paragraph-properties fo:margin-left="1.27cm" fo:margin-right="0cm" fo:text-indent="0cm" style:auto-text-indent="false"/>
      <style:text-properties style:font-name="Arial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2z1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2" style:family="text">
      <style:text-properties style:font-name="Wingdings"/>
    </style:style>
    <style:style style:name="WW8Num21z4" style:family="text">
      <style:text-properties style:font-name="Courier New" style:font-name-complex="Courier New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Arial" style:font-name-asian="Times New Roman" style:font-name-complex="Arial"/>
    </style:style>
    <style:style style:name="WW8Num35z2" style:family="text">
      <style:text-properties style:font-name="Wingdings"/>
    </style:style>
    <style:style style:name="WW8Num35z4" style:family="text">
      <style:text-properties style:font-name="Courier New" style:font-name-complex="Courier New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2" style:family="text">
      <style:text-properties style:font-name="Wingdings"/>
    </style:style>
    <style:style style:name="WW8Num41z4" style:family="text">
      <style:text-properties style:font-name="Courier New" style:font-name-complex="Courier New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style:font-name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 style:font-name-complex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Arial" style:font-name-asian="Times New Roman" style:font-name-complex="Aria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 style:font-name-complex="Courier New"/>
    </style:style>
    <style:style style:name="WW8Num57z2" style:family="text">
      <style:text-properties style:font-name="Wingdings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normal1" style:family="text">
      <style:text-properties style:font-name="Arial" fo:font-size="8.5pt" style:font-size-asian="8.5pt" style:font-name-complex="Arial" style:font-size-complex="8.5pt"/>
    </style:style>
    <style:style style:name="HTML_20_Schreibmaschine" style:display-name="HTML Schreibmaschine" style:family="text">
      <style:text-properties fo:color="#002b4c" style:font-name="Courier" fo:font-size="13.5pt" style:font-name-asian="Arial Unicode MS" style:font-size-asian="13.5pt" style:font-name-complex="Arial Unicode MS" style:font-size-complex="13.5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Kommentarzeichen" style:family="text">
      <style:text-properties fo:font-size="8pt" style:font-size-asian="8pt" style:font-size-complex="8pt"/>
    </style:style>
    <style:style style:name="Kopfzeile_20_Zchn" style:display-name="Kopfzeile Zchn" style:family="text">
      <style:text-properties fo:language="de" fo:country="DE" style:language-complex="he" style:country-complex="IL"/>
    </style:style>
    <style:style style:name="Kopfzeile_20_Zchn1" style:display-name="Kopfzeile Zchn1" style:family="text">
      <style:text-properties fo:language="de" fo:country="DE" style:language-complex="he" style:country-complex="I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extkörper_20_2_20_Zchn" style:display-name="Textkörper 2 Zchn" style:family="text">
      <style:text-properties fo:color="#0000ff" style:font-name="Arial" fo:font-size="9pt" style:font-size-asian="9pt" style:language-complex="he" style:country-complex="IL"/>
    </style:style>
    <style:style style:name="DGU-Empfehlung-Tab-Text_20_Zchn1" style:display-name="DGU-Empfehlung-Tab-Text Zchn1" style:family="text">
      <style:text-properties style:font-name="Arial" fo:font-size="11pt" style:font-size-asian="11pt" style:font-size-complex="12pt"/>
    </style:style>
    <style:style style:name="DGU-Empfehlungen-Tab-kursiv_20_Zchn1" style:display-name="DGU-Empfehlungen-Tab-kursiv Zchn1" style:family="text">
      <style:text-properties style:font-name="Arial" fo:font-size="11pt" fo:font-style="italic" style:font-size-asian="11pt" style:font-style-asian="italic" style:font-size-complex="12pt"/>
    </style:style>
    <style:style style:name="Überschrift_20_1_20_Zchn" style:display-name="Überschrift 1 Zchn" style:family="text">
      <style:text-properties style:font-name="Arial" fo:font-weight="bold" style:font-weight-asian="bold" style:language-complex="he" style:country-complex="IL" style:font-weight-complex="bold"/>
    </style:style>
    <style:style style:name="_20_Char3" style:display-name=" Char3" style:family="text">
      <style:text-properties style:font-name="Arial" fo:font-size="10pt" fo:font-weight="bold" style:font-name-asian="Times New Roman" style:font-size-asian="10pt" style:font-weight-asian="bold" style:font-name-complex="Times New Roman" style:font-size-complex="10pt" style:language-complex="he" style:country-complex="IL" style:font-weight-complex="bold"/>
    </style:style>
    <style:style style:name="Unterstreichen_20_Zchn" style:display-name="Unterstreichen Zchn" style:family="text">
      <style:text-properties fo:language="de" fo:country="DE" style:language-complex="he" style:country-complex="IL"/>
    </style:style>
    <style:style style:name="Fußzeile_20_Zchn" style:display-name="Fußzeile Zchn" style:family="text">
      <style:text-properties style:language-complex="he" style:country-complex="IL"/>
    </style:style>
    <style:style style:name="Textkörper_20_3_20_Zchn" style:display-name="Textkörper 3 Zchn" style:family="text">
      <style:text-properties fo:color="#ff0000" style:font-name="Arial" style:font-name-complex="Arial" style:language-complex="he" style:country-complex="IL"/>
    </style:style>
    <style:style style:name="Textkörper_20_Zchn" style:display-name="Textkörper Zchn" style:family="text">
      <style:text-properties fo:color="#0000ff" style:font-name="Arial" style:font-name-complex="Arial" style:language-complex="he" style:country-complex="I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2z1" text:bullet-char="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83cm" fo:text-indent="-0.318cm" fo:margin-left="3.6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93cm" fo:text-indent="-0.318cm" fo:margin-left="7.4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63cm" fo:text-indent="-0.635cm" fo:margin-left="8.76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33cm" fo:text-indent="-0.635cm" fo:margin-left="10.0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303cm" fo:text-indent="-0.318cm" fo:margin-left="11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1cm" fo:text-indent="-0.635cm" fo:margin-left="1.26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1z0" text:bullet-char="">
        <style:list-level-properties text:list-level-position-and-space-mode="label-alignment">
          <style:list-level-label-alignment text:label-followed-by="listtab" text:list-tab-stop-position="2.535cm" fo:text-indent="-0.63cm" fo:margin-left="2.535cm"/>
        </style:list-level-properties>
        <style:text-properties style:font-name="Symbol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8cm" fo:text-indent="-0.635cm" fo:margin-left="1.25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5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2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2.52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6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4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4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5z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  <style:text-properties style:font-name="Symbol"/>
      </text:list-level-style-bullet>
      <text:list-level-style-bullet text:level="2" text:style-name="WW8Num36z1" text:bullet-char="o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text:bullet-char="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style:font-name="Wingdings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Symbol"/>
      </text:list-level-style-bullet>
      <text:list-level-style-bullet text:level="5" text:style-name="WW8Num36z1" text:bullet-char="o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  <style:text-properties style:font-name="Wingdings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8.998cm" fo:text-indent="-0.635cm" fo:margin-left="8.998cm"/>
        </style:list-level-properties>
        <style:text-properties style:font-name="Symbol"/>
      </text:list-level-style-bullet>
      <text:list-level-style-bullet text:level="8" text:style-name="WW8Num36z1" text:bullet-char="o">
        <style:list-level-properties text:list-level-position-and-space-mode="label-alignment">
          <style:list-level-label-alignment text:label-followed-by="listtab" text:list-tab-stop-position="10.268cm" fo:text-indent="-0.635cm" fo:margin-left="10.2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list-level-position-and-space-mode="label-alignment">
          <style:list-level-label-alignment text:label-followed-by="listtab" text:list-tab-stop-position="11.538cm" fo:text-indent="-0.635cm" fo:margin-left="11.5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0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0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0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0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0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1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42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2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2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2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2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6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6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6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6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6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9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9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0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0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22cm" fo:text-indent="-1.27cm" fo:margin-left="5.0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58cm" fo:text-indent="-1.905cm" fo:margin-left="8.1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94cm" fo:text-indent="-2.54cm" fo:margin-left="11.29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8cm" fo:text-indent="-3.175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Arial"/>
      </text:list-level-style-bullet>
      <text:list-level-style-bullet text:level="2" text:style-name="WW8Num55z1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55z3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55z1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55z3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55z1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2" style:family="table">
      <style:table-properties style:width="18.247cm" fo:margin-left="-0.191cm" table:align="left" style:writing-mode="lr-tb"/>
    </style:style>
    <style:style style:name="Tabelle32.A" style:family="table-column">
      <style:table-column-properties style:column-width="18.247cm"/>
    </style:style>
    <style:style style:name="Tabelle32.1" style:family="table-row">
      <style:table-row-properties fo:keep-together="auto"/>
    </style:style>
    <style:style style:name="Tabelle3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3" style:family="table">
      <style:table-properties style:width="18.441cm" fo:margin-left="-0.187cm" table:align="left" style:writing-mode="lr-tb"/>
    </style:style>
    <style:style style:name="Tabelle33.A" style:family="table-column">
      <style:table-column-properties style:column-width="4.942cm"/>
    </style:style>
    <style:style style:name="Tabelle33.B" style:family="table-column">
      <style:table-column-properties style:column-width="8.25cm"/>
    </style:style>
    <style:style style:name="Tabelle33.C" style:family="table-column">
      <style:table-column-properties style:column-width="5.249cm"/>
    </style:style>
    <style:style style:name="Tabelle33.1" style:family="table-row">
      <style:table-row-properties fo:keep-together="auto"/>
    </style:style>
    <style:style style:name="Tabelle3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5" style:family="table">
      <style:table-properties style:width="18.247cm" fo:margin-left="-0.191cm" table:align="left" style:writing-mode="lr-tb"/>
    </style:style>
    <style:style style:name="Tabelle35.A" style:family="table-column">
      <style:table-column-properties style:column-width="9.442cm"/>
    </style:style>
    <style:style style:name="Tabelle35.B" style:family="table-column">
      <style:table-column-properties style:column-width="6.001cm"/>
    </style:style>
    <style:style style:name="Tabelle35.C" style:family="table-column">
      <style:table-column-properties style:column-width="2.805cm"/>
    </style:style>
    <style:style style:name="Tabelle35.1" style:family="table-row">
      <style:table-row-properties fo:keep-together="auto"/>
    </style:style>
    <style:style style:name="Tabelle3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7" style:family="table">
      <style:table-properties style:width="18.247cm" fo:margin-left="-0.191cm" table:align="left" style:writing-mode="lr-tb"/>
    </style:style>
    <style:style style:name="Tabelle37.A" style:family="table-column">
      <style:table-column-properties style:column-width="9.442cm"/>
    </style:style>
    <style:style style:name="Tabelle37.B" style:family="table-column">
      <style:table-column-properties style:column-width="6.001cm"/>
    </style:style>
    <style:style style:name="Tabelle37.C" style:family="table-column">
      <style:table-column-properties style:column-width="2.805cm"/>
    </style:style>
    <style:style style:name="Tabelle37.1" style:family="table-row">
      <style:table-row-properties fo:keep-together="auto"/>
    </style:style>
    <style:style style:name="Tabelle3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6" style:family="table">
      <style:table-properties style:width="27.945cm" fo:margin-left="-0.191cm" table:align="left" style:writing-mode="lr-tb"/>
    </style:style>
    <style:style style:name="Tabelle36.A" style:family="table-column">
      <style:table-column-properties style:column-width="9.442cm"/>
    </style:style>
    <style:style style:name="Tabelle36.B" style:family="table-column">
      <style:table-column-properties style:column-width="6.001cm"/>
    </style:style>
    <style:style style:name="Tabelle36.C" style:family="table-column">
      <style:table-column-properties style:column-width="12.502cm"/>
    </style:style>
    <style:style style:name="Tabelle36.1" style:family="table-row">
      <style:table-row-properties fo:keep-together="auto"/>
    </style:style>
    <style:style style:name="Tabelle3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2" style:family="paragraph" style:parent-style-name="Footer">
      <style:paragraph-properties>
        <style:tab-stops>
          <style:tab-stop style:position="10.001cm" style:type="center"/>
          <style:tab-stop style:position="18.002cm" style:type="right"/>
          <style:tab-stop style:position="19.503cm"/>
        </style:tab-stops>
      </style:paragraph-properties>
    </style:style>
    <style:style style:name="MP3" style:family="paragraph" style:parent-style-name="Header">
      <style:paragraph-properties fo:margin-top="0.106cm" fo:margin-bottom="0cm" style:contextual-spacing="false" style:snap-to-layout-grid="false">
        <style:tab-stops/>
      </style:paragraph-properties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>
        <style:tab-stops>
          <style:tab-stop style:position="8.502cm"/>
        </style:tab-stops>
      </style:paragraph-properties>
      <style:text-properties style:font-name="Arial" style:font-name-complex="Arial"/>
    </style:style>
    <style:style style:name="MP6" style:family="paragraph" style:parent-style-name="Header">
      <style:paragraph-properties fo:margin-top="0.106cm" fo:margin-bottom="0cm" style:contextual-spacing="false" style:snap-to-layout-grid="false"/>
    </style:style>
    <style:style style:name="MP7" style:family="paragraph" style:parent-style-name="Header">
      <style:paragraph-properties fo:text-align="end" style:justify-single-word="false" style:snap-to-layout-grid="false"/>
    </style:style>
    <style:style style:name="MP8" style:family="paragraph" style:parent-style-name="Footer">
      <style:paragraph-properties>
        <style:tab-stops>
          <style:tab-stop style:position="14.464cm" style:type="center"/>
          <style:tab-stop style:position="27.517cm" style:type="right"/>
        </style:tab-stops>
      </style:paragraph-properties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fo:font-size="7pt" style:font-size-asian="7pt" style:font-name-complex="Arial" style:font-size-complex="7pt"/>
    </style:style>
    <style:style style:name="MT3" style:family="text">
      <style:text-properties style:font-name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.1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445cm" fo:margin-bottom="1cm" fo:margin-left="1cm" fo:margin-right="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elle32" table:style-name="Tabelle32">
          <table:table-column table:style-name="Tabelle32.A"/>
          <table:table-row table:style-name="Tabelle32.1">
            <table:table-cell table:style-name="Tabelle32.A1" office:value-type="string">
              <text:p text:style-name="MP1"/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ext:p text:style-name="MP2"><text:span text:style-name="MT2"><text:file-name text:display="name-and-extension">p02.odt</text:file-name></text:span><text:span text:style-name="MT2"><text:tab/><text:tab/>Seite </text:span><text:span text:style-name="Page_20_Number"><text:span text:style-name="MT2"><text:page-number text:select-page="current">4</text:page-number></text:span></text:span><text:span text:style-name="Page_20_Number"><text:span text:style-name="MT2"> von </text:span></text:span><text:span text:style-name="Page_20_Number"><text:span text:style-name="MT2"><text:page-count style:num-format="1">4</text:page-count></text:span></text:span></text:p>
      </style:footer>
    </style:master-page>
    <style:master-page style:name="First_20_Page" style:display-name="First Page" style:page-layout-name="Mpm1" style:next-style-name="Standard">
      <style:header>
        <table:table table:name="Tabelle33" table:style-name="Tabelle33">
          <table:table-column table:style-name="Tabelle33.A"/>
          <table:table-column table:style-name="Tabelle33.B"/>
          <table:table-column table:style-name="Tabelle33.C"/>
          <table:table-row table:style-name="Tabelle33.1">
            <table:table-cell table:style-name="Tabelle33.A1" office:value-type="string">
              <text:p text:style-name="MP1"/>
            </table:table-cell>
            <table:table-cell table:style-name="Tabelle33.A1" office:value-type="string">
              <text:p text:style-name="MP3"><text:span text:style-name="Page_20_Number"><text:span text:style-name="MT1"/></text:span></text:p>
            </table:table-cell>
            <table:table-cell table:style-name="Tabelle33.A1" office:value-type="string">
              <text:p text:style-name="MP4"><text:span text:style-name="Page_20_Number"><text:span text:style-name="MT1"/></text:span></text:p>
            </table:table-cell>
          </table:table-row>
        </table:table>
        <text:p text:style-name="MP5"/>
      </style:header>
      <style:footer>
        <text:p text:style-name="MP2"><text:span text:style-name="MT2"><text:file-name text:display="name-and-extension">p02.odt</text:file-name></text:span><text:span text:style-name="MT2"><text:tab/><text:tab/>Seite </text:span><text:span text:style-name="Page_20_Number"><text:span text:style-name="MT2"><text:page-number text:select-page="current">1</text:page-number></text:span></text:span><text:span text:style-name="Page_20_Number"><text:span text:style-name="MT2"> von </text:span></text:span><text:span text:style-name="Page_20_Number"><text:span text:style-name="MT2"><text:page-count style:num-format="1">4</text:page-count></text:span></text:span></text:p>
      </style:footer>
    </style:master-page>
    <style:master-page style:name="Konvert_20_1" style:display-name="Konvert 1" style:page-layout-name="Mpm2">
      <style:header>
        <table:table table:name="Tabelle35" table:style-name="Tabelle35">
          <table:table-column table:style-name="Tabelle35.A"/>
          <table:table-column table:style-name="Tabelle35.B"/>
          <table:table-column table:style-name="Tabelle35.C"/>
          <table:table-row table:style-name="Tabelle35.1">
            <table:table-cell table:style-name="Tabelle35.A1" office:value-type="string">
              <text:p text:style-name="MP1"><draw:frame draw:style-name="Mfr1" draw:name="Bild 12" text:anchor-type="as-char" svg:width="4.099cm" svg:height="1.713cm" draw:z-index="0"><draw:image xlink:href="Pictures/10000000000003B10000018BC9663A10.png" xlink:type="simple" xlink:show="embed" xlink:actuate="onLoad"/></draw:frame></text:p>
            </table:table-cell>
            <table:table-cell table:style-name="Tabelle35.A1" office:value-type="string">
              <text:p text:style-name="MP6"><text:span text:style-name="Page_20_Number"><text:span text:style-name="MT3"/></text:span></text:p>
            </table:table-cell>
            <table:table-cell table:style-name="Tabelle35.A1" office:value-type="string">
              <text:p text:style-name="MP7"><text:span text:style-name="Page_20_Number"><text:span text:style-name="MT1"/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ext:p text:style-name="MP2"><text:span text:style-name="MT2"><text:file-name text:display="name-and-extension">p02.odt</text:file-name></text:span><text:span text:style-name="MT2"><text:tab/>Copyright © 2012 DKG alle Rechte vorbehalten<text:tab/>Seite </text:span><text:span text:style-name="Page_20_Number"><text:span text:style-name="MT2"><text:page-number text:select-page="current"/></text:span></text:span><text:span text:style-name="Page_20_Number"><text:span text:style-name="MT2"> von </text:span></text:span><text:span text:style-name="Page_20_Number"><text:span text:style-name="MT2"><text:page-count style:num-format="1">4</text:page-count></text:span></text:span></text:p>
      </style:footer>
    </style:master-page>
    <style:master-page style:name="Konvert_20_2" style:display-name="Konvert 2" style:page-layout-name="Mpm3" style:next-style-name="Konvert_20_Folge_20_2">
      <style:header>
        <table:table table:name="Tabelle37" table:style-name="Tabelle37">
          <table:table-column table:style-name="Tabelle37.A"/>
          <table:table-column table:style-name="Tabelle37.B"/>
          <table:table-column table:style-name="Tabelle37.C"/>
          <table:table-row table:style-name="Tabelle37.1">
            <table:table-cell table:style-name="Tabelle37.A1" office:value-type="string">
              <text:p text:style-name="MP1"><draw:frame draw:style-name="Mfr1" draw:name="Bild 13" text:anchor-type="as-char" svg:width="4.099cm" svg:height="1.713cm" draw:z-index="0"><draw:image xlink:href="Pictures/10000000000003B10000018BC9663A10.png" xlink:type="simple" xlink:show="embed" xlink:actuate="onLoad"/></draw:frame></text:p>
            </table:table-cell>
            <table:table-cell table:style-name="Tabelle37.A1" office:value-type="string">
              <text:p text:style-name="MP6"><text:span text:style-name="Page_20_Number"><text:span text:style-name="MT3"/></text:span></text:p>
            </table:table-cell>
            <table:table-cell table:style-name="Tabelle37.A1" office:value-type="string">
              <text:p text:style-name="MP7"><text:span text:style-name="Page_20_Number"><text:span text:style-name="MT1"/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ext:p text:style-name="MP2"><text:span text:style-name="MT2"><text:file-name text:display="name-and-extension">p02.odt</text:file-name></text:span><text:span text:style-name="MT2"><text:tab/>Copyright © 2012 DKG alle Rechte vorbehalten<text:tab/>Seite </text:span><text:span text:style-name="Page_20_Number"><text:span text:style-name="MT2"><text:page-number text:select-page="current"/></text:span></text:span><text:span text:style-name="Page_20_Number"><text:span text:style-name="MT2"> von </text:span></text:span><text:span text:style-name="Page_20_Number"><text:span text:style-name="MT2"><text:page-count style:num-format="1">4</text:page-count></text:span></text:span></text:p>
      </style:footer>
    </style:master-page>
    <style:master-page style:name="Konvert_20_Folge_20_2" style:display-name="Konvert Folge 2" style:page-layout-name="Mpm4">
      <style:header>
        <table:table table:name="Tabelle36" table:style-name="Tabelle36">
          <table:table-column table:style-name="Tabelle36.A"/>
          <table:table-column table:style-name="Tabelle36.B"/>
          <table:table-column table:style-name="Tabelle36.C"/>
          <table:table-row table:style-name="Tabelle36.1">
            <table:table-cell table:style-name="Tabelle36.A1" office:value-type="string">
              <text:p text:style-name="MP1"><draw:frame draw:style-name="Mfr1" draw:name="Grafik1" text:anchor-type="as-char" svg:width="4.099cm" svg:height="1.713cm" draw:z-index="0"><draw:image xlink:href="Pictures/10000000000003B10000018BC9663A10.png" xlink:type="simple" xlink:show="embed" xlink:actuate="onLoad"/></draw:frame></text:p>
            </table:table-cell>
            <table:table-cell table:style-name="Tabelle36.A1" office:value-type="string">
              <text:p text:style-name="MP6"><text:span text:style-name="Page_20_Number"><text:span text:style-name="MT3"/></text:span></text:p>
            </table:table-cell>
            <table:table-cell table:style-name="Tabelle36.A1" office:value-type="string">
              <text:p text:style-name="MP7"><text:span text:style-name="Page_20_Number"><text:span text:style-name="MT1"/></text:span></text:p>
            </table:table-cell>
          </table:table-row>
        </table:table>
        <text:p text:style-name="Header"><text:span text:style-name="Page_20_Number"><text:span text:style-name="MT1"/></text:span></text:p>
        <text:p text:style-name="Header"><text:span text:style-name="Page_20_Number"><text:span text:style-name="MT1"/></text:span></text:p>
      </style:header>
      <style:footer>
        <text:p text:style-name="MP8"><text:span text:style-name="MT2"><text:file-name text:display="name-and-extension">p02.odt</text:file-name></text:span><text:span text:style-name="MT2"><text:tab/>Copyright © 2012 DKG alle Rechte vorbehalten<text:tab/>Seite </text:span><text:span text:style-name="Page_20_Number"><text:span text:style-name="MT2"><text:page-number text:select-page="current"/></text:span></text:span><text:span text:style-name="Page_20_Number"><text:span text:style-name="MT2"> von </text:span></text:span><text:span text:style-name="Page_20_Number"><text:span text:style-name="MT2"><text:page-count style:num-format="1"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Z02 - Kennzahlenbogen</dc:title>
    <meta:initial-creator>DKG</meta:initial-creator>
    <meta:creation-date>2012-08-31T10:27:00</meta:creation-date>
    <dc:date>2016-07-29T10:35:13.31</dc:date>
    <meta:print-date>2012-08-17T16:51:00</meta:print-date>
    <meta:editing-cycles>39</meta:editing-cycles>
    <meta:generator>LibreOffice/4.0.0.3$Windows_x86 LibreOffice_project/7545bee9c2a0782548772a21bc84a9dcc583b89</meta:generator>
    <meta:editing-duration>PT5H40M19S</meta:editing-duration>
    <meta:document-statistic meta:table-count="6" meta:image-count="3" meta:object-count="0" meta:page-count="4" meta:paragraph-count="332" meta:word-count="1100" meta:character-count="8336" meta:non-whitespace-character-count="7528"/>
  </office:meta>
</office:document-meta>
</file>